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left="1.27cm" fo:margin-right="0cm" fo:text-indent="-0.635cm" style:auto-text-indent="false"/>
    </style:style>
    <style:style style:name="P2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3" style:family="paragraph" style:parent-style-name="normal" style:list-style-name="WWNum3">
      <style:paragraph-properties fo:margin-left="1.27cm" fo:margin-right="0cm" fo:text-indent="-0.635cm" style:auto-text-indent="false"/>
    </style:style>
    <style:style style:name="P4" style:family="paragraph" style:parent-style-name="normal" style:list-style-name="WWNum2">
      <style:paragraph-properties fo:margin-left="1.27cm" fo:margin-right="0cm" fo:text-indent="-0.635cm" style:auto-text-indent="false"/>
    </style:style>
    <style:style style:name="P5" style:family="paragraph" style:parent-style-name="normal">
      <style:paragraph-properties fo:margin-left="1.27cm" fo:margin-right="0cm" fo:text-indent="-0.635cm" style:auto-text-indent="false"/>
      <style:text-properties officeooo:rsid="001ff804" officeooo:paragraph-rsid="001ff804"/>
    </style:style>
    <style:style style:name="P6" style:family="paragraph" style:parent-style-name="normal">
      <style:paragraph-properties fo:margin-left="0cm" fo:margin-right="0cm" fo:text-indent="0cm" style:auto-text-indent="false"/>
    </style:style>
    <style:style style:name="P7" style:family="paragraph" style:parent-style-name="normal">
      <style:paragraph-properties fo:margin-left="1.27cm" fo:margin-right="0cm" fo:text-indent="0cm" style:auto-text-indent="false"/>
    </style:style>
    <style:style style:name="P8" style:family="paragraph" style:parent-style-name="normal" style:master-page-name="Standard">
      <style:paragraph-properties style:page-number="1"/>
    </style:style>
    <style:style style:name="T1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mbios por secciones:</text:p>
      <text:p text:style-name="normal"/>
      <text:p text:style-name="normal">Index</text:p>
      <text:p text:style-name="normal"/>
      <text:list xml:id="list3857489143" text:style-name="WWNum1">
        <text:list-item>
          <text:p text:style-name="P2">Se asignó el título a la sección: “Activate Tienda Saludable” </text:p>
        </text:list-item>
        <text:list-item>
          <text:p text:style-name="P2">Agregue el siguiente contenido: “Tienda online de alimentos saludables, precios por mayor y menor”</text:p>
        </text:list-item>
        <text:list-item>
          <text:p text:style-name="P2">Agregue las siguientes keywords: “productos saludables, frutos secos, semillas, granola, especias, mix, cereales, suplementos, harinas, legumbres”</text:p>
        </text:list-item>
      </text:list>
      <text:p text:style-name="normal"/>
      <text:p text:style-name="normal">Pedidos</text:p>
      <text:p text:style-name="P6"/>
      <text:list xml:id="list1904711158" text:style-name="WWNum3">
        <text:list-item>
          <text:p text:style-name="P3">Se asignó el título a la sección: “Activate Tienda Saludable - Hace tu pedido”</text:p>
        </text:list-item>
        <text:list-item>
          <text:p text:style-name="P3">Agregue el siguiente contenido: “<text:span text:style-name="T1">Puedes realizar tu pedido de alimentos y productos saludables online con envíos a todo el país.</text:span>”</text:p>
        </text:list-item>
        <text:list-item>
          <text:p text:style-name="P3">Agregue las siguientes keywords: “envíos a todo el país sin cargo, pedidos online, productos, <text:s/>alimentos saludables ”</text:p>
        </text:list-item>
      </text:list>
      <text:p text:style-name="P7"/>
      <text:p text:style-name="P6">Productos</text:p>
      <text:p text:style-name="P6"/>
      <text:list xml:id="list2826012839" text:style-name="WWNum2">
        <text:list-item>
          <text:p text:style-name="P4">Se asignó el título a la sección: “Activate Tienda Saludable - Productos” </text:p>
        </text:list-item>
        <text:list-item>
          <text:p text:style-name="P4">Agregue el siguiente contenido: “<text:span text:style-name="T1">Encontrarás todo los alimentos para mantener una vida saludable y acompañar con más fuerzas tus rutinas.</text:span>”</text:p>
        </text:list-item>
        <text:list-item>
          <text:p text:style-name="P4">Agregue las siguientes keywords: “cereales, legumbres, semillas, suplementos, chocolates, especias, frutos secos, repostería, mis, especias, harinas”</text:p>
        </text:list-item>
      </text:list>
      <text:p text:style-name="normal"/>
      <text:p text:style-name="normal">Recetas</text:p>
      <text:p text:style-name="normal"/>
      <text:list xml:id="list185818319858158" text:continue-numbering="true" text:style-name="WWNum2">
        <text:list-item>
          <text:p text:style-name="P4">Se asignó el título a la sección: “Activate Tienda Saludable - Recetas” </text:p>
        </text:list-item>
        <text:list-item>
          <text:p text:style-name="P4">Agregue el siguiente contenido: “<text:span text:style-name="T1">Encontrarás las mejores recetas hechas con productos saludables, para tener una alimentación riquísima, equilibrada y principalmente saludable.</text:span>”</text:p>
        </text:list-item>
        <text:list-item>
          <text:p text:style-name="P4">Agregue las siguientes keywords: “recetas, comida, saludable, equilibrada, fitness, proteica, cocina fácil ”</text:p>
        </text:list-item>
      </text:list>
      <text:p text:style-name="normal"/>
      <text:p text:style-name="normal">Contacto</text:p>
      <text:p text:style-name="normal"/>
      <text:list xml:id="list185818503843933" text:continue-numbering="true" text:style-name="WWNum2">
        <text:list-item>
          <text:p text:style-name="P4">Se asignó el título a la sección: “Activate Tienda Saludable - Contacto” </text:p>
        </text:list-item>
        <text:list-item>
          <text:p text:style-name="P4">Agregue el siguiente contenido: “<text:span text:style-name="T1">Escribinos para conseguir los mejores precios en los distintos productos saludables. Venta al por menor y mayor con envíos gratis a todo el país.</text:span>”</text:p>
        </text:list-item>
        <text:list-item>
          <text:p text:style-name="P4">Agregue las siguientes keywords: “envíos, gratis, país, mejores precios, venta por mayor, venta por menor, productos, saludables”</text:p>
        </text:list-item>
      </text:list>
      <text:p text:style-name="P1"/>
      <text:p text:style-name="P5">Mis imágenes tienen los formatos mencionados, los URL son cortos y descriptivos, los textos son fáciles de leer, todas las secciones tienen encabezado que te direcciona a otras partes del sitio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6T18:58:14.767000000</dc:date>
    <meta:editing-duration>PT2M22S</meta:editing-duration>
    <meta:editing-cycles>1</meta:editing-cycles>
    <meta:document-statistic meta:table-count="0" meta:image-count="0" meta:object-count="0" meta:page-count="1" meta:paragraph-count="22" meta:word-count="296" meta:character-count="1996" meta:non-whitespace-character-count="1732"/>
    <meta:generator>LibreOffice/7.0.3.1$Windows_X86_64 LibreOffice_project/d7547858d014d4cf69878db179d326fc3483e082</meta:generator>
  </office:meta>
</office:document-meta>
</file>